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920000021DEC31F42935B3E4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903cm, 5.092cm, 0cm, 21.206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8.784cm" svg:x="1cm" svg:y="10.457cm">
          <draw:image xlink:href="Pictures/10000001000004920000021DEC31F42935B3E457.png" xlink:type="simple" xlink:show="embed" xlink:actuate="onLoad" draw:mime-type="image/png">
            <text:p/>
          </draw:image>
        </draw:frame>
        <draw:frame draw:style-name="gr2" draw:text-style-name="P1" draw:layer="layout" svg:width="2.983cm" svg:height="4.271cm" svg:x="16.997cm" svg:y="14.99cm">
          <draw:image xlink:href="Pictures/10000001000004920000021DEC31F42935B3E45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2-22T06:59:42.052270767</dc:date>
    <meta:editing-duration>PT19S</meta:editing-duration>
    <meta:editing-cycles>1</meta:editing-cycles>
    <meta:document-statistic meta:object-count="2"/>
    <meta:generator>LibreOffice/7.3.7.2$Linux_X86_64 LibreOffice_project/30$Build-2</meta:generator>
  </office:meta>
</office:document-meta>
</file>